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fo:line-height="200%"/>
      <style:text-properties style:font-name="Times New Roman" fo:font-weight="bold" style:font-weight-asian="bold" style:font-weight-complex="bold"/>
    </style:style>
    <style:style style:name="P3" style:parent-style-name="Normal" style:family="paragraph">
      <style:paragraph-properties fo:text-align="center" fo:line-height="200%"/>
      <style:text-properties style:font-name="Times New Roman" fo:font-weight="bold" style:font-weight-asian="bold" style:font-weight-complex="bold"/>
    </style:style>
    <style:style style:name="P4" style:parent-style-name="Normal" style:family="paragraph">
      <style:paragraph-properties fo:text-align="center" fo:line-height="200%"/>
      <style:text-properties style:font-name="Times New Roman" fo:font-weight="bold" style:font-weight-asian="bold" style:font-weight-complex="bold"/>
    </style:style>
    <style:style style:name="P5" style:parent-style-name="Normal" style:family="paragraph">
      <style:paragraph-properties fo:text-align="center" fo:line-height="200%"/>
      <style:text-properties style:font-name="Times New Roman" fo:font-weight="bold" style:font-weight-asian="bold" style:font-weight-complex="bold"/>
    </style:style>
    <style:style style:name="P6" style:parent-style-name="Normal" style:family="paragraph">
      <style:paragraph-properties fo:text-align="center" fo:line-height="200%"/>
      <style:text-properties style:font-name="Times New Roman" fo:font-weight="bold" style:font-weight-asian="bold" style:font-weight-complex="bold"/>
    </style:style>
    <style:style style:name="P7" style:parent-style-name="Normal" style:family="paragraph">
      <style:paragraph-properties fo:text-align="center" fo:line-height="200%"/>
      <style:text-properties style:font-name="Times New Roman"/>
    </style:style>
    <style:style style:name="P8" style:parent-style-name="Normal" style:family="paragraph">
      <style:paragraph-properties fo:text-align="center" fo:line-height="200%"/>
      <style:text-properties style:font-name="Times New Roman"/>
    </style:style>
    <style:style style:name="P9" style:parent-style-name="Normal" style:family="paragraph">
      <style:paragraph-properties fo:text-align="center" fo:line-height="200%"/>
      <style:text-properties style:font-name="Times New Roman"/>
    </style:style>
    <style:style style:name="P10" style:parent-style-name="Normal" style:family="paragraph">
      <style:paragraph-properties fo:text-align="center" fo:line-height="200%"/>
      <style:text-properties style:font-name="Times New Roman"/>
    </style:style>
    <style:style style:name="P11" style:parent-style-name="Normal" style:family="paragraph">
      <style:paragraph-properties fo:text-align="center" fo:line-height="200%"/>
      <style:text-properties style:font-name="Times New Roman"/>
    </style:style>
    <style:style style:name="P12" style:parent-style-name="Normal" style:family="paragraph">
      <style:paragraph-properties fo:text-align="center" fo:line-height="200%"/>
      <style:text-properties style:font-name="Times New Roman"/>
    </style:style>
    <style:style style:name="P13" style:parent-style-name="Normal" style:family="paragraph">
      <style:paragraph-properties fo:text-align="center" fo:line-height="200%"/>
      <style:text-properties style:font-name="Times New Roman"/>
    </style:style>
    <style:style style:name="P14" style:parent-style-name="Normal" style:family="paragraph">
      <style:paragraph-properties fo:text-align="center" fo:line-height="200%"/>
      <style:text-properties style:font-name="Times New Roman"/>
    </style:style>
    <style:style style:name="P15" style:parent-style-name="Normal" style:family="paragraph">
      <style:paragraph-properties fo:text-align="center" fo:line-height="200%"/>
      <style:text-properties style:font-name="Times New Roman"/>
    </style:style>
    <style:style style:name="P16" style:parent-style-name="Normal" style:family="paragraph">
      <style:paragraph-properties fo:text-align="center" fo:line-height="200%"/>
      <style:text-properties style:font-name="Times New Roman"/>
    </style:style>
    <style:style style:name="P17" style:parent-style-name="Normal" style:family="paragraph">
      <style:paragraph-properties fo:text-align="center" fo:line-height="200%"/>
      <style:text-properties style:font-name="Times New Roman"/>
    </style:style>
    <style:style style:name="P18" style:parent-style-name="Normal" style:family="paragraph">
      <style:paragraph-properties fo:text-align="center" fo:line-height="200%"/>
      <style:text-properties style:font-name="Times New Roman"/>
    </style:style>
    <style:style style:name="P19" style:parent-style-name="Normal" style:family="paragraph">
      <style:paragraph-properties fo:text-align="center" fo:line-height="200%"/>
      <style:text-properties style:font-name="Times New Roman"/>
    </style:style>
    <style:style style:name="P20" style:parent-style-name="Normal" style:family="paragraph">
      <style:paragraph-properties fo:text-align="center" fo:line-height="200%"/>
      <style:text-properties style:font-name="Times New Roman"/>
    </style:style>
    <style:style style:name="P21" style:parent-style-name="Normal" style:family="paragraph">
      <style:paragraph-properties fo:text-align="center" fo:line-height="200%"/>
      <style:text-properties style:font-name="Times New Roman"/>
    </style:style>
    <style:style style:name="P22" style:parent-style-name="Normal" style:family="paragraph">
      <style:paragraph-properties fo:text-align="center" fo:line-height="200%"/>
      <style:text-properties style:font-name="Times New Roman"/>
    </style:style>
    <style:style style:name="P23" style:parent-style-name="Normal" style:family="paragraph">
      <style:paragraph-properties fo:text-align="center" fo:line-height="200%"/>
      <style:text-properties style:font-name="Times New Roman"/>
    </style:style>
    <style:style style:name="P24" style:parent-style-name="Normal" style:family="paragraph">
      <style:paragraph-properties fo:text-align="center" fo:line-height="200%"/>
      <style:text-properties style:font-name="Times New Roman"/>
    </style:style>
    <style:style style:name="P25" style:parent-style-name="Normal" style:family="paragraph">
      <style:paragraph-properties fo:text-align="center" fo:line-height="200%"/>
      <style:text-properties style:font-name="Times New Roman" fo:font-weight="bold" style:font-weight-asian="bold" style:font-weight-complex="bold"/>
    </style:style>
    <style:style style:name="P26" style:parent-style-name="Normal" style:family="paragraph">
      <style:paragraph-properties fo:line-height="200%" fo:text-indent="0.5in"/>
      <style:text-properties style:font-name="Times New Roman"/>
    </style:style>
    <style:style style:name="P27" style:parent-style-name="Normal" style:family="paragraph">
      <style:paragraph-properties fo:line-height="200%" fo:text-indent="0.5in"/>
      <style:text-properties style:font-name="Times New Roman"/>
    </style:style>
    <style:style style:name="P28" style:parent-style-name="Normal" style:family="paragraph">
      <style:paragraph-properties fo:line-height="200%" fo:text-indent="0.5in"/>
      <style:text-properties style:font-name="Times New Roman"/>
    </style:style>
    <style:style style:name="P29" style:parent-style-name="Normal" style:family="paragraph">
      <style:paragraph-properties fo:line-height="200%" fo:text-indent="0.5in"/>
      <style:text-properties style:font-name="Times New Roman"/>
    </style:style>
    <style:style style:name="P30" style:parent-style-name="Normal" style:family="paragraph">
      <style:paragraph-properties fo:line-height="200%" fo:text-indent="0.5in"/>
      <style:text-properties style:font-name="Times New Roman"/>
    </style:style>
    <style:style style:name="P31" style:parent-style-name="Normal" style:family="paragraph">
      <style:paragraph-properties fo:line-height="200%"/>
      <style:text-properties style:font-name="Times New Roman"/>
    </style:style>
    <style:style style:name="P32" style:parent-style-name="Normal" style:family="paragraph">
      <style:paragraph-properties fo:line-height="200%"/>
      <style:text-properties style:font-name="Times New Roman" fo:font-weight="bold" style:font-weight-asian="bold" style:font-weight-complex="bold"/>
    </style:style>
    <style:style style:name="P33" style:parent-style-name="Normal" style:family="paragraph">
      <style:paragraph-properties fo:line-height="200%" fo:text-indent="0.5in"/>
      <style:text-properties style:font-name="Times New Roman"/>
    </style:style>
    <style:style style:name="P34" style:parent-style-name="Normal" style:family="paragraph">
      <style:paragraph-properties fo:line-height="200%" fo:text-indent="0.5in"/>
      <style:text-properties style:font-name="Times New Roman"/>
    </style:style>
    <style:style style:name="P35" style:parent-style-name="Normal" style:family="paragraph">
      <style:paragraph-properties fo:line-height="200%" fo:text-indent="0.5in"/>
      <style:text-properties style:font-name="Times New Roman"/>
    </style:style>
    <style:style style:name="P36" style:parent-style-name="Normal" style:family="paragraph">
      <style:paragraph-properties fo:line-height="200%" fo:text-indent="0.5in"/>
      <style:text-properties style:font-name="Times New Roman"/>
    </style:style>
    <style:style style:name="P37" style:parent-style-name="Normal" style:family="paragraph">
      <style:paragraph-properties fo:line-height="200%" fo:text-indent="0.5in"/>
      <style:text-properties style:font-name="Times New Roman"/>
    </style:style>
    <style:style style:name="P38" style:parent-style-name="Normal" style:family="paragraph">
      <style:paragraph-properties fo:line-height="200%"/>
      <style:text-properties style:font-name="Times New Roman" fo:font-weight="bold" style:font-weight-asian="bold" style:font-weight-complex="bold"/>
    </style:style>
    <style:style style:name="P39" style:parent-style-name="Normal" style:family="paragraph">
      <style:paragraph-properties fo:line-height="200%" fo:text-indent="0.5in"/>
      <style:text-properties style:font-name="Times New Roman"/>
    </style:style>
    <style:style style:name="P40" style:parent-style-name="Normal" style:family="paragraph">
      <style:paragraph-properties fo:line-height="200%" fo:text-indent="0.5in"/>
      <style:text-properties style:font-name="Times New Roman"/>
    </style:style>
    <style:style style:name="P41" style:parent-style-name="Normal" style:family="paragraph">
      <style:paragraph-properties fo:line-height="200%" fo:text-indent="0.5in"/>
      <style:text-properties style:font-name="Times New Roman"/>
    </style:style>
    <style:style style:name="P42" style:parent-style-name="Normal" style:family="paragraph">
      <style:paragraph-properties fo:line-height="200%" fo:text-indent="0.5in"/>
      <style:text-properties style:font-name="Times New Roman"/>
    </style:style>
    <style:style style:name="P43" style:parent-style-name="Normal" style:family="paragraph">
      <style:paragraph-properties fo:line-height="200%" fo:text-indent="0.5in"/>
      <style:text-properties style:font-name="Times New Roman"/>
    </style:style>
    <style:style style:name="P44" style:parent-style-name="Normal" style:family="paragraph">
      <style:paragraph-properties fo:line-height="200%" fo:text-indent="0.5in"/>
      <style:text-properties style:font-name="Times New Roman"/>
    </style:style>
    <style:style style:name="P45" style:parent-style-name="Normal" style:family="paragraph">
      <style:paragraph-properties fo:line-height="200%" fo:text-indent="0.5i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P50" style:parent-style-name="Normal" style:family="paragraph">
      <style:paragraph-properties fo:line-height="200%"/>
      <style:text-properties style:font-name="Times New Roman" fo:font-weight="bold" style:font-weight-asian="bold" style:font-weight-complex="bold"/>
    </style:style>
    <style:style style:name="P51" style:parent-style-name="Normal" style:family="paragraph">
      <style:paragraph-properties fo:line-height="200%"/>
      <style:text-properties style:font-name="Times New Roman" fo:font-weight="bold" style:font-weight-asian="bold" style:font-weight-complex="bold"/>
    </style:style>
    <style:style style:name="P52" style:parent-style-name="Normal" style:family="paragraph">
      <style:paragraph-properties fo:line-height="200%" fo:text-indent="0.5in"/>
      <style:text-properties style:font-name="Times New Roman"/>
    </style:style>
    <style:style style:name="P53" style:parent-style-name="Normal" style:family="paragraph">
      <style:paragraph-properties fo:line-height="200%" fo:text-indent="0.5in"/>
      <style:text-properties style:font-name="Times New Roman"/>
    </style:style>
    <style:style style:name="P54" style:parent-style-name="Normal" style:family="paragraph">
      <style:paragraph-properties fo:line-height="200%" fo:text-indent="0.5in"/>
      <style:text-properties style:font-name="Times New Roman"/>
    </style:style>
    <style:style style:name="P55" style:parent-style-name="Normal" style:family="paragraph">
      <style:paragraph-properties fo:line-height="200%" fo:text-indent="0.5in"/>
      <style:text-properties style:font-name="Times New Roman"/>
    </style:style>
    <style:style style:name="P56" style:parent-style-name="Normal" style:family="paragraph">
      <style:paragraph-properties fo:line-height="200%" fo:text-indent="0.5in"/>
      <style:text-properties style:font-name="Times New Roman"/>
    </style:style>
    <style:style style:name="P57" style:parent-style-name="Normal" style:family="paragraph">
      <style:paragraph-properties fo:line-height="200%" fo:text-indent="0.5in"/>
      <style:text-properties style:font-name="Times New Roman"/>
    </style:style>
    <style:style style:name="P58" style:parent-style-name="Normal" style:family="paragraph">
      <style:paragraph-properties fo:line-height="200%" fo:text-indent="0.5in"/>
      <style:text-properties style:font-name="Times New Roman"/>
    </style:style>
    <style:style style:name="P59" style:parent-style-name="Normal" style:family="paragraph">
      <style:paragraph-properties fo:line-height="200%" fo:text-indent="0.5in"/>
      <style:text-properties style:font-name="Times New Roman"/>
    </style:style>
    <style:style style:name="P60" style:parent-style-name="Normal" style:family="paragraph">
      <style:paragraph-properties fo:line-height="200%"/>
      <style:text-properties style:font-name="Times New Roman" fo:font-weight="bold" style:font-weight-asian="bold" style:font-weight-complex="bold"/>
    </style:style>
    <style:style style:name="P61" style:parent-style-name="Normal" style:family="paragraph">
      <style:paragraph-properties fo:line-height="200%"/>
      <style:text-properties style:font-name="Times New Roman" fo:font-weight="bold" style:font-weight-asian="bold" style:font-weight-complex="bold"/>
    </style:style>
    <style:style style:name="P62" style:parent-style-name="Normal" style:family="paragraph">
      <style:paragraph-properties fo:line-height="200%" fo:text-indent="0.5in"/>
      <style:text-properties style:font-name="Times New Roman"/>
    </style:style>
    <style:style style:name="P63" style:parent-style-name="Normal" style:family="paragraph">
      <style:paragraph-properties fo:line-height="200%" fo:text-indent="0.5in"/>
      <style:text-properties style:font-name="Times New Roman"/>
    </style:style>
    <style:style style:name="P64" style:parent-style-name="Normal" style:family="paragraph">
      <style:paragraph-properties fo:line-height="200%" fo:text-indent="0.5in"/>
      <style:text-properties style:font-name="Times New Roman"/>
    </style:style>
    <style:style style:name="P65" style:parent-style-name="Normal" style:family="paragraph">
      <style:paragraph-properties fo:line-height="200%" fo:text-indent="0.5in"/>
      <style:text-properties style:font-name="Times New Roman"/>
    </style:style>
    <style:style style:name="P66" style:parent-style-name="Normal" style:family="paragraph">
      <style:paragraph-properties fo:line-height="200%" fo:text-indent="0.5in"/>
      <style:text-properties style:font-name="Times New Roman"/>
    </style:style>
    <style:style style:name="P67" style:parent-style-name="Normal" style:family="paragraph">
      <style:paragraph-properties fo:line-height="200%" fo:text-indent="0.5in"/>
      <style:text-properties style:font-name="Times New Roman"/>
    </style:style>
    <style:style style:name="P68" style:parent-style-name="Normal" style:family="paragraph">
      <style:paragraph-properties fo:line-height="200%" fo:text-indent="0.5in"/>
      <style:text-properties style:font-name="Times New Roman"/>
    </style:style>
    <style:style style:name="P69" style:parent-style-name="Normal" style:family="paragraph">
      <style:paragraph-properties fo:line-height="200%" fo:text-indent="0.5in"/>
      <style:text-properties style:font-name="Times New Roman"/>
    </style:style>
    <style:style style:name="P70" style:parent-style-name="Normal" style:family="paragraph">
      <style:paragraph-properties fo:line-height="200%"/>
      <style:text-properties style:font-name="Times New Roman"/>
    </style:style>
    <style:style style:name="P71" style:parent-style-name="Normal" style:family="paragraph">
      <style:paragraph-properties fo:line-height="200%"/>
      <style:text-properties style:font-name="Times New Roman" fo:font-weight="bold" style:font-weight-asian="bold" style:font-weight-complex="bold"/>
    </style:style>
    <style:style style:name="P72" style:parent-style-name="Normal" style:family="paragraph">
      <style:paragraph-properties fo:line-height="200%" fo:text-indent="0.5in"/>
      <style:text-properties style:font-name="Times New Roman"/>
    </style:style>
    <style:style style:name="P73" style:parent-style-name="Normal" style:family="paragraph">
      <style:paragraph-properties fo:line-height="200%" fo:text-indent="0.5in"/>
      <style:text-properties style:font-name="Times New Roman"/>
    </style:style>
    <style:style style:name="P74" style:parent-style-name="Normal" style:family="paragraph">
      <style:paragraph-properties fo:line-height="200%" fo:text-indent="0.5in"/>
      <style:text-properties style:font-name="Times New Roman"/>
    </style:style>
    <style:style style:name="P75" style:parent-style-name="Normal" style:family="paragraph">
      <style:paragraph-properties fo:line-height="200%" fo:text-indent="0.5in"/>
      <style:text-properties style:font-name="Times New Roman"/>
    </style:style>
    <style:style style:name="P76" style:parent-style-name="Normal" style:family="paragraph">
      <style:paragraph-properties fo:line-height="200%" fo:text-indent="0.5in"/>
      <style:text-properties style:font-name="Times New Roman"/>
    </style:style>
    <style:style style:name="P77" style:parent-style-name="Normal" style:family="paragraph">
      <style:paragraph-properties fo:line-height="200%"/>
      <style:text-properties style:font-name="Times New Roman"/>
    </style:style>
    <style:style style:name="P78" style:parent-style-name="Normal" style:family="paragraph">
      <style:paragraph-properties fo:line-height="200%"/>
      <style:text-properties style:font-name="Times New Roman" fo:font-weight="bold" style:font-weight-asian="bold" style:font-weight-complex="bold"/>
    </style:style>
    <style:style style:name="P79" style:parent-style-name="Normal" style:family="paragraph">
      <style:paragraph-properties fo:line-height="200%" fo:text-indent="0.5in"/>
      <style:text-properties style:font-name="Times New Roman"/>
    </style:style>
    <style:style style:name="P80" style:parent-style-name="Normal" style:family="paragraph">
      <style:paragraph-properties fo:line-height="200%" fo:text-indent="0.5in"/>
      <style:text-properties style:font-name="Times New Roman"/>
    </style:style>
    <style:style style:name="P81" style:parent-style-name="Normal" style:family="paragraph">
      <style:paragraph-properties fo:line-height="200%" fo:text-indent="0.5in"/>
      <style:text-properties style:font-name="Times New Roman"/>
    </style:style>
    <style:style style:name="P82" style:parent-style-name="Normal" style:family="paragraph">
      <style:paragraph-properties fo:line-height="200%" fo:text-indent="0.5in"/>
      <style:text-properties style:font-name="Times New Roman"/>
    </style:style>
    <style:style style:name="P83" style:parent-style-name="Normal" style:family="paragraph">
      <style:paragraph-properties fo:line-height="200%" fo:text-indent="0.5in"/>
      <style:text-properties style:font-name="Times New Roman"/>
    </style:style>
    <style:style style:name="P84" style:parent-style-name="Normal" style:family="paragraph">
      <style:paragraph-properties fo:line-height="200%" fo:text-indent="0.5in"/>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style:style>
    <style:style style:name="P88" style:parent-style-name="Normal" style:family="paragraph">
      <style:paragraph-properties fo:line-height="200%" fo:text-indent="0.5in"/>
      <style:text-properties style:font-name="Times New Roman"/>
    </style:style>
    <style:style style:name="P89" style:parent-style-name="Normal" style:family="paragraph">
      <style:paragraph-properties fo:line-height="200%"/>
      <style:text-properties style:font-name="Times New Roman" fo:font-weight="bold" style:font-weight-asian="bold" style:font-weight-complex="bold"/>
    </style:style>
    <style:style style:name="P90" style:parent-style-name="Normal" style:family="paragraph">
      <style:paragraph-properties fo:line-height="200%" fo:text-indent="0.5in"/>
      <style:text-properties style:font-name="Times New Roman"/>
    </style:style>
    <style:style style:name="P91" style:parent-style-name="Normal" style:family="paragraph">
      <style:paragraph-properties fo:line-height="200%" fo:text-indent="0.5in"/>
      <style:text-properties style:font-name="Times New Roman"/>
    </style:style>
    <style:style style:name="P92" style:parent-style-name="Normal" style:family="paragraph">
      <style:paragraph-properties fo:line-height="200%" fo:text-indent="0.5in"/>
      <style:text-properties style:font-name="Times New Roman"/>
    </style:style>
    <style:style style:name="P93" style:parent-style-name="Normal" style:family="paragraph">
      <style:paragraph-properties fo:line-height="200%" fo:text-indent="0.5in"/>
      <style:text-properties style:font-name="Times New Roman"/>
    </style:style>
    <style:style style:name="P94" style:parent-style-name="Normal" style:family="paragraph">
      <style:paragraph-properties fo:line-height="200%" fo:text-indent="0.5in"/>
      <style:text-properties style:font-name="Times New Roman"/>
    </style:style>
    <style:style style:name="P95" style:parent-style-name="Normal" style:family="paragraph">
      <style:paragraph-properties fo:line-height="200%" fo:text-indent="0.5in"/>
      <style:text-properties style:font-name="Times New Roman"/>
    </style:style>
    <style:style style:name="P96" style:parent-style-name="Normal" style:family="paragraph">
      <style:paragraph-properties fo:line-height="200%"/>
      <style:text-properties style:font-name="Times New Roman" fo:font-weight="bold" style:font-weight-asian="bold" style:font-weight-complex="bold"/>
    </style:style>
    <style:style style:name="P97" style:parent-style-name="Normal" style:family="paragraph">
      <style:paragraph-properties fo:line-height="200%"/>
      <style:text-properties style:font-name="Times New Roman" fo:font-weight="bold" style:font-weight-asian="bold" style:font-weight-complex="bold"/>
    </style:style>
    <style:style style:name="P98" style:parent-style-name="Normal" style:family="paragraph">
      <style:paragraph-properties fo:line-height="200%"/>
      <style:text-properties style:font-name="Times New Roman" fo:font-weight="bold" style:font-weight-asian="bold" style:font-weight-complex="bold"/>
    </style:style>
    <style:style style:name="P99" style:parent-style-name="Normal" style:family="paragraph">
      <style:paragraph-properties fo:line-height="200%"/>
      <style:text-properties style:font-name="Times New Roman" fo:font-weight="bold" style:font-weight-asian="bold" style:font-weight-complex="bold"/>
    </style:style>
    <style:style style:name="P100" style:parent-style-name="Normal" style:family="paragraph">
      <style:paragraph-properties fo:line-height="200%"/>
      <style:text-properties style:font-name="Times New Roman" fo:font-weight="bold" style:font-weight-asian="bold" style:font-weight-complex="bold"/>
    </style:style>
    <style:style style:name="P101" style:parent-style-name="Normal" style:family="paragraph">
      <style:paragraph-properties fo:line-height="200%"/>
      <style:text-properties style:font-name="Times New Roman" fo:font-weight="bold" style:font-weight-asian="bold" style:font-weight-complex="bold"/>
    </style:style>
    <style:style style:name="P102" style:parent-style-name="Normal" style:family="paragraph">
      <style:paragraph-properties fo:line-height="200%"/>
      <style:text-properties style:font-name="Times New Roman" fo:font-weight="bold" style:font-weight-asian="bold" style:font-weight-complex="bold"/>
    </style:style>
    <style:style style:name="P103" style:parent-style-name="Normal" style:family="paragraph">
      <style:paragraph-properties fo:line-height="200%"/>
      <style:text-properties style:font-name="Times New Roman" fo:font-weight="bold" style:font-weight-asian="bold" style:font-weight-complex="bold"/>
    </style:style>
    <style:style style:name="P104" style:parent-style-name="Normal" style:family="paragraph">
      <style:paragraph-properties fo:line-height="200%"/>
      <style:text-properties style:font-name="Times New Roman" fo:font-weight="bold" style:font-weight-asian="bold" style:font-weight-complex="bold"/>
    </style:style>
    <style:style style:name="P105" style:parent-style-name="Normal" style:family="paragraph">
      <style:paragraph-properties fo:line-height="200%"/>
      <style:text-properties style:font-name="Times New Roman" fo:font-weight="bold" style:font-weight-asian="bold" style:font-weight-complex="bold"/>
    </style:style>
    <style:style style:name="P106" style:parent-style-name="Normal" style:family="paragraph">
      <style:paragraph-properties fo:line-height="200%"/>
      <style:text-properties style:font-name="Times New Roman" fo:font-weight="bold" style:font-weight-asian="bold" style:font-weight-complex="bold"/>
    </style:style>
    <style:style style:name="P107" style:parent-style-name="Normal" style:family="paragraph">
      <style:paragraph-properties fo:line-height="200%"/>
      <style:text-properties style:font-name="Times New Roman" fo:font-weight="bold" style:font-weight-asian="bold" style:font-weight-complex="bold"/>
    </style:style>
    <style:style style:name="P108" style:parent-style-name="Normal" style:family="paragraph">
      <style:paragraph-properties fo:line-height="200%"/>
      <style:text-properties style:font-name="Times New Roman" fo:font-weight="bold" style:font-weight-asian="bold" style:font-weight-complex="bold"/>
    </style:style>
    <style:style style:name="P109" style:parent-style-name="Normal" style:family="paragraph">
      <style:paragraph-properties fo:line-height="200%"/>
      <style:text-properties style:font-name="Times New Roman" fo:font-weight="bold" style:font-weight-asian="bold" style:font-weight-complex="bold"/>
    </style:style>
    <style:style style:name="P110" style:parent-style-name="Normal" style:family="paragraph">
      <style:paragraph-properties fo:line-height="200%"/>
      <style:text-properties style:font-name="Times New Roman" fo:font-weight="bold" style:font-weight-asian="bold" style:font-weight-complex="bold"/>
    </style:style>
    <style:style style:name="P111" style:parent-style-name="Normal" style:family="paragraph">
      <style:paragraph-properties fo:line-height="200%"/>
      <style:text-properties style:font-name="Times New Roman" fo:font-weight="bold" style:font-weight-asian="bold" style:font-weight-complex="bold"/>
    </style:style>
    <style:style style:name="P112" style:parent-style-name="Normal" style:family="paragraph">
      <style:paragraph-properties fo:line-height="200%"/>
      <style:text-properties style:font-name="Times New Roman" fo:font-weight="bold" style:font-weight-asian="bold" style:font-weight-complex="bold"/>
    </style:style>
    <style:style style:name="P113" style:parent-style-name="Normal" style:family="paragraph">
      <style:paragraph-properties fo:line-height="200%"/>
      <style:text-properties style:font-name="Times New Roman" fo:font-weight="bold" style:font-weight-asian="bold" style:font-weight-complex="bold"/>
    </style:style>
    <style:style style:name="P114" style:parent-style-name="Normal" style:family="paragraph">
      <style:paragraph-properties fo:line-height="200%"/>
      <style:text-properties style:font-name="Times New Roman" fo:font-weight="bold" style:font-weight-asian="bold" style:font-weight-complex="bold"/>
    </style:style>
    <style:style style:name="P115" style:parent-style-name="Normal" style:family="paragraph">
      <style:paragraph-properties fo:line-height="200%"/>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fo:font-style="italic" style:font-style-asian="italic" style:font-style-complex="italic"/>
    </style:style>
    <style:style style:name="T118" style:parent-style-name="DefaultParagraphFont" style:family="text">
      <style:text-properties style:font-name="Times New Roman" fo:font-style="italic" style:font-style-asian="italic" style:font-style-complex="italic"/>
    </style:style>
    <style:style style:name="T119" style:parent-style-name="DefaultParagraphFont" style:family="text">
      <style:text-properties style:font-name="Times New Roman"/>
    </style:style>
    <style:style style:name="P120" style:parent-style-name="Normal" style:family="paragraph">
      <style:paragraph-properties fo:line-height="200%"/>
    </style:style>
    <style:style style:name="T121" style:parent-style-name="DefaultParagraphFont" style:family="text">
      <style:text-properties style:font-name="Times New Roman"/>
    </style:style>
    <style:style style:name="T122" style:parent-style-name="DefaultParagraphFont" style:family="text">
      <style:text-properties style:font-name="Times New Roman" fo:font-style="italic" style:font-style-asian="italic" style:font-style-complex="italic"/>
    </style:style>
    <style:style style:name="T123" style:parent-style-name="DefaultParagraphFont" style:family="text">
      <style:text-properties style:font-name="Times New Roman"/>
    </style:style>
    <style:style style:name="T124" style:parent-style-name="Hyperlink" style:family="text">
      <style:text-properties style:font-name="Times New Roman"/>
    </style:style>
    <style:style style:name="P125" style:parent-style-name="Normal" style:family="paragraph">
      <style:paragraph-properties fo:line-height="200%"/>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fo:font-style="italic" style:font-style-asian="italic" style:font-style-complex="italic"/>
    </style:style>
    <style:style style:name="T128" style:parent-style-name="DefaultParagraphFont" style:family="text">
      <style:text-properties style:font-name="Times New Roman"/>
    </style:style>
  </office:automatic-styles>
  <office:body>
    <office:text text:use-soft-page-breaks="true">
      <text:p text:style-name="P1"/>
      <text:p text:style-name="P3"/>
      <text:p text:style-name="P4"/>
      <text:p text:style-name="P5">First Draft of Final Project</text:p>
      <text:p text:style-name="P6"/>
      <text:p text:style-name="P7">Mavis Soyeh</text:p>
      <text:p text:style-name="P8">Department of Educational Policy, Planning &amp; Leadership, William &amp; Mary School of Education</text:p>
      <text:p text:style-name="P9">EPPL 599 – Master’s Project</text:p>
      <text:p text:style-name="P10">Dr. Chelsea Smith</text:p>
      <text:p text:style-name="P11">March 18, 2026</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soft-page-break/>
      <text:p text:style-name="P25">Introduction</text:p>
      <text:p text:style-name="P26">When I<text:s/>entered the Higher Education Administration program, I saw it as an opportunity to gain professional skills and to bridge the college transition gap I had identified while working as a high school leavers’ transition coach with CAMFED Ghana. <text:s/>As I am preparing to complete this journey, I now recognize that it has been much more than that. This program has reshaped how I understand leadership, student development, institutional responsibility, and even myself as an emerging higher education professional. This reflection examines not only what I have learned academically and professionally, but also how those experiences have transformed my perspective, strengthened my confidence, and clarified my purpose within the field.</text:p>
      <text:p text:style-name="P27">Throughout this program, my growth has been shaped by both classroom learning and hands-on professional practice. Serving as a graduate assistant with Student Engagement &amp; Transition Programs (STEP), particularly on the Persistence Team, challenged me to take on responsibilities involving recruitment, training, and supervision of undergraduate student leaders. What initially felt like routine tasks gradually became leadership learning spaces, opportunities where I developed skills in guiding students, balancing competing priorities, and responding thoughtfully to challenges.</text:p>
      <text:p text:style-name="P28">My summer internship as a Graduate Intern for Program Management &amp; Administrative Development further broadened my perspective. Working closely with STEP’s director and assistant directors gave me insight into the complexity of institutional planning. I began to see how the Persistence, Transitions, and Orientation areas are not isolated programs, but interconnected systems sustained by intentional planning, communication, and long-term coordination. For the first time, I understood what it truly means to think from an administrative and strategic standpoint rather than reacting to immediate needs.</text:p>
      <text:soft-page-break/>
      <text:p text:style-name="P29">Beyond STEP, my involvement as an advisory board member for the Office of Conflict Education and Resolution, a collaborator on the Hazing Prevention Committee, and a partner with the Virginia Centre for Restorative Justice introduced me to additional areas of student affairs work focused on student success and the overall well-being of the institution. These experiences strengthened my belief that higher education work requires collaboration, ethical clarity, and the courage to address complex student issues while building strong support systems.</text:p>
      <text:p text:style-name="P30">More importantly, these academic and professional experiences have reinforced my conviction that higher education is a helping profession. It is a field that requires both intellectual rigor and genuine care for students’ development. Through this program, I have not only gained competencies in leadership, supervision, and program design, but I have also developed a stronger and more grounded understanding of who I am as a professional and how I intend to serve diverse student communities.</text:p>
      <text:p text:style-name="P31"/>
      <text:p text:style-name="P32">Pre-Graduate School Background and Motivation</text:p>
      <text:p text:style-name="P33">My decision to pursue Higher Education Administration did not begin with a desire for administrative authority. It began with students. As a teacher with the Ghana Education Service, I encountered students whose potential was undeniable but whose pathways forward were uncertain. Many of the students I worked with were navigating educational systems without clear guidance. I often found myself doing more than teaching subject content; I was advising, mentoring, and helping students make sense of opportunities they did not fully understand. At times, I also realized that I was not fully equipped to provide the structured guidance they needed, which motivated me to pursue further learning. It was in these moments that I<text:s/><text:soft-page-break/>recognized how powerful intentional and well-designed support systems can be in shaping a student’s trajectory.</text:p>
      <text:p text:style-name="P34">My work with CAMFED Ghana as a transition coach deepened this realization. Supporting high school leavers, particularly young women, through the Mastercard Foundation Transitions Training Program exposed me to the emotional and practical complexity of postsecondary transitions. Students were not simply choosing institutions; they were navigating identity shifts, financial realities, family expectations, and uncertainty about the future. I saw how access without guidance could still leave students vulnerable. What they needed was not only opportunities, but also intentional mentorship and structured institutional support.</text:p>
      <text:p text:style-name="P35">While I was passionate about this work, I gradually became aware of a gap in my understanding. I could support students individually, but I did not fully understand the systems shaping their experiences. How are institutions structured? How do policies influence student access? What role does leadership play in either reinforcing or removing barriers? These questions remained with me.</text:p>
      <text:p text:style-name="P36">Entering this program was, therefore, an intentional decision to move from intuitive support to informed leadership. I wanted to understand higher education not just from the classroom or advising desk, but from a broader systems and governance perspective. I aspired to become a leader who could design structures that support students at scale, rather than relying solely on individual intervention.</text:p>
      <text:p text:style-name="P37">Looking back, I see that my early motivations were rooted in care and advocacy. The Higher Education Administration program has refined that care into strategy, theory, and leadership practice. It has challenged me to think beyond passion and toward sustainable and meaningful institutional impact.</text:p>
      <text:soft-page-break/>
      <text:p text:style-name="P38">Experience as an International Graduate Student</text:p>
      <text:p text:style-name="P39">Coming to the United States as an international graduate student added another layer to my professional and personal growth. I was not only learning about higher education as a field, but I was also learning how to navigate a new educational system, culture, and professional environment. This experience shaped me deeply and influenced how I now understand student support, belonging, and institutional responsibility.</text:p>
      <text:p text:style-name="P40">Courses such as History of Higher Education and Higher Education Law were especially important for me in this context. They helped me understand how colleges and universities in the United States are structured, funded, and regulated. Before taking these courses, I interacted with higher education mostly from the student or practitioner perspective. I did not fully understand governance structures, accreditation systems, legal responsibilities, or how institutional policies shape student experiences. Additionally, many of these systems operate quite differently from what I was familiar with in Ghana. Learning this gave me clarity and confidence. I began to see how decisions are made and how institutional systems directly affect students’ academic and personal experiences.</text:p>
      <text:p text:style-name="P41">Academically, I also had to adjust to new expectations. Academic writing standards, especially strict adherence to APA formatting and citation rules, required intentional effort. Academic integrity policies were taken very seriously, and serving as a member of the School of Education Honor Council helped me appreciate the importance of these standards even more. I had to learn how to conduct research and write within these expectations carefully and responsibly. Even classroom collaboration felt different.<text:s/>Group work was structured differently from what I had previously experienced, and coordination across teams was sometimes more limited. These differences required patience, humility, and a willingness to adapt.</text:p>
      <text:soft-page-break/>
      <text:p text:style-name="P42">Beyond academics, finding a sense of belonging was an important part of my journey. Being involved in campus-wide committees and collaborative initiatives helped me grow in confidence. Serving as a graduate advisory board member for the Office of Conflict Education and Resolution, collaborating with the Hazing Prevention Committee, and participating in other institutional spaces allowed me to build meaningful professional relationships. These experiences helped me move from feeling like an observer within the institution to becoming an active contributor.</text:p>
      <text:p text:style-name="P43">Navigating these academic, cultural, and professional transitions strengthened my resilience. There were moments of uncertainty and self-doubt, especially when adjusting to new communication styles or institutional norms. However, through my graduate assistantship and involvement in student affairs, I gained confidence in my ability to work across cultures and support diverse communities. I learned to communicate more intentionally, to ask questions when I was unsure, and to recognize that my international<text:s/>perspective is not a limitation, but a strength.</text:p>
      <text:p text:style-name="P44">This experience has made me more sensitive to the challenges that international students and other marginalized students may face. I now better understand how small institutional practices, such as communication styles, assumptions about prior knowledge, or unclear expectations, can significantly affect a student’s sense of belonging. As a result, I have become more intentional in how I support students. I aim to create spaces where students feel seen, understood, and supported, especially during times of transition.</text:p>
      <text:p text:style-name="P45"><text:span text:style-name="T46">Being an<text:s/></text:span><text:span text:style-name="T47">international student has not only shaped my academic journey; it has shaped my leadership approach. It has reminded me that higher education professionals must design systems that are clear, inclusive, and responsive to diverse student needs. Coming from a<text:s/></text:span><text:soft-page-break/><text:span text:style-name="T48">Ghanaian context where differences were often shaped more by rural, urban, and cultural disparities rather than broad racial or international diversity, this experience expanded my understanding of what inclusion truly means in a global and multicultural</text:span><text:span text:style-name="T49"><text:s/>educational environment.</text:span></text:p>
      <text:p text:style-name="P50"/>
      <text:p text:style-name="P51">Academic Coursework and the Integration of Theory and Practice</text:p>
      <text:p text:style-name="P52">One of the most important things I have learned in this program is how to connect theory to practice. Before graduate school, I supported students mainly through care, experience, and instinct. I wanted to help, and I did my best with what I knew. However, this program helped me understand that effective leadership in higher education requires more than good intentions. It requires structure, reflection, and thoughtful planning. I have learned how to move from simply helping students to thinking about how to build systems that support them well.</text:p>
      <text:p text:style-name="P53">In Leadership &amp; Change in Higher Education, I learned about different leadership theories that changed how I see leadership. The Relational Leadership Model (Komives et al., 2007) particularly stood out to me. It teaches that leadership is not about position or authority, but about relationships, collaboration, and shared goals. This idea changed how I worked with STEP student leaders. I became more intentional about building trust, sharing responsibility, and creating space for open communication.</text:p>
      <text:p text:style-name="P54">For one major assignment, I studied burnout among STEP student workers. At first, burnout seemed like a personal issue, something related to time management or stress. But through the course, I began to see it as a structural issue. Workload, unclear expectations, and limited support can all contribute to burnout. I designed a curriculum called “Leading Well” to help student leaders think about healthy leadership habits, clearer communication, and regular<text:s/><text:soft-page-break/>check-ins. This project helped me understand that leadership is not just about completing tasks; it is about creating conditions where people feel supported and able to do their best work. This course complements my student development theory course knowledge by relating theory to practice.</text:p>
      <text:p text:style-name="P55">In Current Issues in Higher Education, I gained a deeper understanding of access and equity. I became especially interested in the incarcerated student population. Writing my term paper on this topic helped me see how higher education can include or exclude certain groups. Research shows that the value of prison education extends beyond reducing recidivism and includes identity development and personal transformation for learners (Conway, 2023). I realized that institutions are shaped by policies, funding,<text:s/>and public opinion, and these factors affect who gets access to education. This course helped me think beyond campus programming and consider larger structural issues in education.</text:p>
      <text:p text:style-name="P56">I am currently halfway through Advanced Organization Theory and Governance in Education Systems, and it is already shaping how I think. This course is helping me see colleges and universities as complex organizations. They are influenced by leadership structures, history, culture, and different groups with competing interests. I am learning that change in higher education takes time because many voices and systems are involved.</text:p>
      <text:p text:style-name="P57">We are also learning about different leadership perspectives, including feminist, postmodern, and collaborative approaches. These perspectives focus on inclusion, shared voice, and questioning traditional hierarchies. As Bess and Dee (2007) explain, change in organizations does not unfold in a simple linear extension of the past; the future is often discontinuous and unpredictable. This idea resonates with how I now understand higher education. Institutions operate in shifting political, financial, and social environments where certainty is limited. Even<text:s/><text:soft-page-break/>though I am still in the course, I already find myself thinking differently about my assistantship and committee work. I now pay more attention to how systems, communication, and role clarity affect outcomes.</text:p>
      <text:p text:style-name="P58">In all, my biggest shift has been moving from focusing only on individuals to thinking about systems. I now understand that student challenges are not always personal; they are often connected to policies, structures, and leadership decisions. This shift has helped me become more thoughtful and intentional in my work.</text:p>
      <text:p text:style-name="P59">These courses have not only increased my knowledge; they have changed how I think. In my daily work, whether supervising student leaders, planning programs, or participating in meetings, I now think more carefully about<text:s/>structure, communication, and impact. I understand that working in higher education requires both care for students and strong systems to support them. Learning how to connect theory to practice has been one of the most important parts of my growth in this program.</text:p>
      <text:p text:style-name="P60"/>
      <text:p text:style-name="P61">Major Projects and Applied Leadership Practice</text:p>
      <text:p text:style-name="P62">Beyond coursework, some of my most important learning experiences happened through the major projects I completed during the program. These projects allowed me to apply what I was learning in class directly to real situations within STEP. They helped me grow not only in confidence but also in competence.</text:p>
      <text:p text:style-name="P63">One of the most meaningful projects was the “Leading Well” curriculum I designed to address burnout among STEP student workers. As I worked closely with student leaders, I began to notice signs of stress and exhaustion, especially during busy program periods. Initially, it was easy to assume that burnout was a personal issue related to time management. However, through<text:s/><text:soft-page-break/>my Leadership &amp; Change course, I began to understand that burnout can also be connected to structure, communication, and expectations.</text:p>
      <text:p text:style-name="P64">Designing the “Leading Well” curriculum pushed me to think intentionally about how leadership practices affect well-being. I focused on helping student leaders reflect on workload balance, healthy boundaries, shared responsibility, and open communication. I also emphasized the importance of regular check-ins and creating space for honest conversations about stress. This project taught me that leadership is not only about achieving goals but also about protecting the well-being of the people doing the work.<text:s/>It strengthened my ability to think proactively rather than reactively when challenges arise.<text:s/></text:p>
      <text:p text:style-name="P65">I<text:s/>had the opportunity<text:s/>to<text:s/>incorporate the intervention<text:s/>into<text:s/>my work. I first presented the “Leading Well” curriculum to my STEP team, which opened important conversations about the experiences of student leaders and the ways burnout can affect their performance and well-being.<text:s/><text:s/>There<text:s/>were<text:s/>also<text:s/>considerations about incorporating elements of the curriculum into the summer training for student leaders, which is when most of our student leadership development takes place. While that broader integration is still evolving, the process of designing the curriculum influenced my own leadership practices immediately. Because I had personally observed the challenges student leaders were facing, I began intentionally incorporating some of the principles, such as workload balance, clear communication, and regular check-ins, into how I supervise the Initiative Directors I work with directly.</text:p>
      <text:p text:style-name="P66">Another significant experience was my summer internship project, where I worked with Lauren Garrett and other STEP staff to review and update the programmatic calendar. At first glance, this seemed like an administrative task. However, it quickly became clear that the<text:s/><text:soft-page-break/>program calendar is central to how STEP operates. It connects Persistence, Transitions, and Orientation and ensures that programs run smoothly throughout the academic year.</text:p>
      <text:p text:style-name="P67">Through this project, I gained a deeper understanding of long-term planning and coordination. I worked with the director, assistant directors, and student staff to track timelines, clarify responsibilities, and update ongoing tasks. This experience showed me how much planning happens behind the scenes to support student-facing programs. It also helped me appreciate the importance of clear communication and organized systems in reducing confusion and stress for both staff and students.</text:p>
      <text:p text:style-name="P68">Both of these projects strengthened different aspects of my leadership. The burnout curriculum strengthened my ability to address student development and well-being intentionally. The programmatic calendar project strengthened my organizational thinking and understanding of administrative systems. Together, they helped me grow into a more balanced professional, someone who values both people and processes.</text:p>
      <text:p text:style-name="P69">Most importantly, these experiences gave me confidence. I was not only learning about leadership in the classroom; I was practicing it in real settings. I learned how to identify challenges, design thoughtful responses, collaborate with colleagues, and reflect on outcomes. These projects showed me that I can contribute meaningfully to institutional work while remaining grounded in care for students.</text:p>
      <text:p text:style-name="P70"/>
      <text:p text:style-name="P71">Professional and Experiential Learning</text:p>
      <text:p text:style-name="P72">My graduate assistantship with the Persistence Team at Student Engagement &amp; Transition Programs (STEP) has been one of the most formative parts of my professional growth. In this role, I recruit, train, and supervise undergraduate student workers while also supporting social<text:s/><text:soft-page-break/>programming for distinctive student populations (limited-income, military-affiliated, transfers, nontraditional &amp;commuters, upper-class students, and Global Nomads) and broader campus communities. These responsibilities strengthened my ability to balance leadership with mentorship.</text:p>
      <text:p text:style-name="P73">Supervising student workers requires intentional communication and clarity. I learned how to provide constructive feedback, set clear expectations, and create supportive spaces where students could grow as leaders. I also became more aware of how leadership requires consistency, patience, and adaptability. Working closely with student leaders allowed me to see firsthand how guidance, encouragement, and structure influence student development.</text:p>
      <text:p text:style-name="P74">My internship as a<text:s/>Graduate Intern for Program Management &amp; Administrative Development gave me a broader view of institutional operations. Collaborating with STEP leadership to maintain and update the programmatic calendar exposed me to long-term planning, coordination across teams, and the importance of organization in sustaining large-scale student programs. This experience helped me understand how administrative work supports student-facing initiatives behind the scenes.</text:p>
      <text:p text:style-name="P75">In addition to these roles, my involvement in professional spaces such as the Office of Conflict Education and Resolution Advisory Board, the Hazing Prevention Committee, the School of Education Honor Council, and conferences such as the Virginia Student Services Conference and the Virginia Mediation Network expanded my professional perspective. These experiences exposed me to conversations about policy, student conduct, restorative practices, and ethical leadership. They strengthened my confidence in participating in institutional dialogue and reinforced my commitment to creating inclusive and supportive campus environments.</text:p>
      <text:soft-page-break/>
      <text:p text:style-name="P76">These experiential learning opportunities helped me grow from someone focused mainly on supporting individual students to a professional who understands the importance of systems, collaboration, and institutional responsibility. Through these experiences, I began to see that student success is shaped not only by direct interactions with students but also by the structures, policies, and partnerships that support them. I learned to think more broadly about my work and recognize how leadership, program planning, and collaboration across campus help create environments where students can succeed. These experiences strengthened my commitment to student affairs and continue to shape the type of professional I want to become, someone who supports students with intention, empathy, and an awareness of the larger institutional context.<text:s/></text:p>
      <text:p text:style-name="P77"/>
      <text:p text:style-name="P78">Integration of Learning and Future Professional Goals</text:p>
      <text:p text:style-name="P79">Looking back at my journey through this program, I can clearly see how my coursework, assistantship, internship, and campus involvement connect to one another. What once felt like separate experiences now feel integrated. The classroom gave me language and frameworks. My assistantship and internship gave me practice. Together, they helped me grow into a more confident and thoughtful professional.</text:p>
      <text:p text:style-name="P80">I now understand higher education more clearly as a helping profession that requires both care for students and strong institutional systems. Through supervising student leaders, designing programming, participating in committees, and studying leadership and governance, I have learned that effective practice requires balance. It requires empathy and structure, vision and organization, reflection and action. Student success does not happen by accident,<text:s/>it is built through intentional leadership and collaboration.</text:p>
      <text:p text:style-name="P81"/>
      <text:soft-page-break/>
      <text:p text:style-name="P82">My experiences as an international student, educator, and transition coach continue to shape how I approach this work. I remain deeply committed to supporting students during important transition periods, especially those who may not always see themselves represented in institutional spaces. I am more aware now that belonging, clarity, and access must be intentionally created.</text:p>
      <text:p text:style-name="P83">As I complete this master’s program, I look forward to pursuing a professional role in Student Affairs where I can continue working directly with students and contributing to institutional initiatives that support student development. At the same time, I hope to work at an institution that offers tuition benefits, which would allow me to begin taking doctoral-level courses while practicing in the field. Rather than seeing practice and scholarship as separate paths, I see them as connected. Continuing my education alongside professional work would allow me to deepen my understanding of leadership, governance, and equity while staying grounded in the realities of student affairs practice.</text:p>
      <text:p text:style-name="P84"><text:span text:style-name="T85">My long-term goal is to be fully grounded in both theory and practice so that I can influence policy and contribute meaningfully to closing educational gaps in the Ghanaian and global education system, gaps that originally led me to pursue Higher Education Administration. I want to be in an executive<text:s/></text:span><text:span text:style-name="T86">leadership</text:span><text:span text:style-name="T87"><text:s/>position where I can design systems, shape policy conversations, and create support structures that improve transitions and access for students, especially those from underserved communities.</text:span></text:p>
      <text:p text:style-name="P88"/>
      <text:p text:style-name="P89">Conclusion</text:p>
      <text:p text:style-name="P90">Completing the Higher Education Administration program has been both an academic and personal transformation. When I began this journey, I was driven by a desire to better<text:s/><text:soft-page-break/>support students during critical transition periods. I leave this program with much more than professional skills. I leave with a deeper understanding of leadership, systems, institutional responsibility, and my own professional identity.</text:p>
      <text:p text:style-name="P91">This program has taught me that higher education work requires more than care and commitment. It requires structure, thoughtful planning, collaboration, and a clear understanding of how policies and systems shape student experiences. Through coursework, assistantship responsibilities, internships, and campus partnerships, I have learned how to connect theory to practice in meaningful ways. I have moved from focusing primarily on individual support to thinking about how to design systems that promote belonging, access, and sustainable student success.</text:p>
      <text:p text:style-name="P92">My experience as an international student, educator, and student affairs practitioner has strengthened my resilience and broadened my perspective. I have learned to navigate complexity with patience and adaptability. I have also learned that leadership is relational, ethical, and responsive to context. Most importantly, I have gained confidence in my ability to contribute thoughtfully to institutional work while remaining grounded in care for students.</text:p>
      <text:p text:style-name="P93">As I transition into the next stage of my professional journey, I do so with clarity and purpose. I am prepared to enter the field of Student Affairs with a stronger foundation in college student leadership development and transition, intentional support, and inclusive practice skills. At the same time, I remain committed to continuing my academic growth alongside professional work so that I can influence policy and contribute to improving educational systems, particularly in contexts like Ghana and Africa,<text:s/>where structural gaps continue to affect student access and success.<text:s/>This program has not only prepared me for a career in higher education; it has shaped<text:s/><text:soft-page-break/>how I think, how I lead, and how I serve. I leave ready to contribute, to continue learning, and to help build institutions that are both student-centered and systemically sound.</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References</text:p>
      <text:soft-page-break/>
      <text:p text:style-name="P115"><text:span text:style-name="T116">Bess, J. L., &amp; Dee, J. R. (2008).<text:s/></text:span><text:span text:style-name="T117">Understanding college and university organization: Theories for<text:s/></text:span><text:span text:style-name="T118">effective policy and practice. Volume I—The state of the system</text:span><text:span text:style-name="T119">. Stylus Publishing.</text:span></text:p>
      <text:p text:style-name="P120"><text:span text:style-name="T121">Conway, P. F. (2023). Beyond recidivism: Exploring formerly incarcerated student perspectives on the value of higher education in prison.<text:s/></text:span><text:span text:style-name="T122">The Review of Higher Education, 46</text:span><text:span text:style-name="T123">(4), 453–483.<text:s/></text:span><text:a xlink:href="https://doi.org/10.1353/rhe.2023.a900569" office:target-frame-name="_top" xlink:show="replace"><text:span text:style-name="T124">https://doi.org/10.1353/rhe.2023.a900569</text:span></text:a></text:p>
      <text:p text:style-name="P125"><text:span text:style-name="T126">Komives, S. R., Lucas, N., &amp; McMahon, T. R. (2007).<text:s/></text:span><text:span text:style-name="T127">Exploring leadership: For college students who want to make a difference</text:span><text:span text:style-name="T128"><text:s/>(2nd ed.). Jossey-Ba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2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paragraph-properties fo:line-height="115%"/>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Revision" style:display-name="Revision" style:family="paragraph">
      <style:paragraph-properties fo:line-height="100%"/>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yeh, Mavis</meta:initial-creator>
    <dc:creator>Soyeh, Mavis</dc:creator>
    <meta:creation-date>2026-03-15T23:57:00Z</meta:creation-date>
    <dc:date>2026-03-19T22:36:00Z</dc:date>
    <meta:template xlink:href="Normal" xlink:type="simple"/>
    <meta:editing-cycles>3</meta:editing-cycles>
    <meta:editing-duration>PT840S</meta:editing-duration>
    <meta:user-defined meta:name="GrammarlyDocumentId">423e598e-454b-4536-a752-415beb4de242</meta:user-defined>
    <meta:document-statistic meta:page-count="17" meta:paragraph-count="77" meta:word-count="3920" meta:character-count="27053" meta:row-count="374" meta:non-whitespace-character-count="23210"/>
  </office:meta>
</office:document-meta>
</file>